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B0000017D93C0A9D0AB2D42E3.png" manifest:media-type="image/png"/>
  <manifest:file-entry manifest:full-path="Pictures/10000201000002DF0000027F57487E4116CE5C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tge2" text:anchor-type="char" svg:width="17cm" svg:height="8.67cm" draw:z-index="1"><draw:image xlink:href="Pictures/10000201000002EB0000017D93C0A9D0AB2D42E3.png" xlink:type="simple" xlink:show="embed" xlink:actuate="onLoad" draw:mime-type="image/png"/></draw:frame></text:p>
      <text:p text:style-name="Standard"/>
      <text:p text:style-name="Standard"><draw:frame draw:style-name="fr2" draw:name="Imatge1" text:anchor-type="char" svg:width="17cm" svg:height="14.78cm" draw:z-index="0"><draw:image xlink:href="Pictures/10000201000002DF0000027F57487E4116CE5C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22:13:40.948000000</meta:creation-date>
    <dc:date>2022-04-28T22:14:46.888000000</dc:date>
    <meta:editing-duration>PT1M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0.6.2$Windows_X86_64 LibreOffice_project/144abb84a525d8e30c9dbbefa69cbbf2d8d4ae3b</meta:generator>
  </office:meta>
</office:document-meta>
</file>